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896cm" fo:min-width="2.551cm"/>
      <style:paragraph-properties style:writing-mode="lr-tb"/>
    </style:style>
    <style:style style:name="gr2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179cm" fo:min-width="1.088cm"/>
      <style:paragraph-properties style:writing-mode="lr-tb"/>
    </style:style>
    <style:style style:name="gr4" style:family="graphic" style:parent-style-name="standard">
      <style:graphic-properties draw:fill="solid" draw:fill-color="#3faf46" draw:textarea-horizontal-align="justify" draw:textarea-vertical-align="middle" draw:auto-grow-height="false" fo:min-height="1.537cm" fo:min-width="1.7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3faf46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175cm" svg:height="1.27cm" svg:x="6.045cm" svg:y="3.605cm">
          <text:p text:style-name="P1"><text:span text:style-name="T1">Container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175cm" svg:height="1.27cm" svg:x="6.045cm" svg:y="1.483cm">
          <text:p text:style-name="P1">Bui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175cm" svg:height="1.27cm" svg:x="1.317cm" svg:y="1.484cm">
          <text:p text:style-name="P1">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7.632cm" svg:y1="2.753cm" svg:x2="7.632cm" svg:y2="3.605cm" draw:start-shape="id1" draw:start-glue-point="2" draw:end-shape="id2" draw:end-glue-point="0" svg:d="M7632 2753v852" svg:viewBox="0 0 1 853">
          <text:p/>
        </draw:connector>
        <draw:connector draw:style-name="gr2" draw:text-style-name="P2" draw:layer="layout" draw:type="line" svg:x1="4.492cm" svg:y1="2.119cm" svg:x2="6.045cm" svg:y2="2.118cm" draw:start-shape="id3" draw:start-glue-point="1" draw:end-shape="id1" draw:end-glue-point="3" svg:d="M4492 2119l1553-1" svg:viewBox="0 0 1554 2">
          <text:p/>
        </draw:connector>
        <draw:custom-shape draw:style-name="gr3" draw:text-style-name="P1" xml:id="id4" draw:id="id4" draw:layer="layout" svg:width="3.175cm" svg:height="2.857cm" svg:x="6.045cm" svg:y="5.845cm">
          <text:p text:style-name="P1"><text:span text:style-name="T1">Unit Tes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" draw:text-style-name="P2" draw:layer="layout" draw:type="line" svg:x1="7.632cm" svg:y1="4.875cm" svg:x2="7.633cm" svg:y2="5.845cm" draw:start-shape="id2" draw:start-glue-point="2" draw:end-shape="id4" draw:end-glue-point="4" svg:d="M7632 4875l1 970" svg:viewBox="0 0 2 971">
          <text:p/>
        </draw:connector>
        <draw:custom-shape draw:style-name="gr1" draw:text-style-name="P1" xml:id="id5" draw:id="id5" draw:layer="layout" svg:width="3.175cm" svg:height="1.27cm" svg:x="10.645cm" svg:y="1.484cm">
          <text:p text:style-name="P1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9.22cm" svg:y1="2.118cm" svg:x2="10.645cm" svg:y2="2.119cm" draw:start-shape="id1" draw:start-glue-point="1" draw:end-shape="id5" draw:end-glue-point="3" svg:d="M9220 2118l1425 1" svg:viewBox="0 0 1426 2">
          <text:p/>
        </draw:connector>
        <draw:custom-shape draw:style-name="gr3" draw:text-style-name="P1" xml:id="id6" draw:id="id6" draw:layer="layout" svg:width="3.175cm" svg:height="2.857cm" svg:x="10.63cm" svg:y="5.851cm">
          <text:p text:style-name="P1"><text:span text:style-name="T2">Integration Test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" draw:text-style-name="P2" draw:layer="layout" draw:type="line" svg:x1="12.232cm" svg:y1="2.754cm" svg:x2="12.218cm" svg:y2="5.851cm" draw:start-shape="id5" draw:start-glue-point="2" draw:end-shape="id6" draw:end-glue-point="4" svg:d="M12232 2754l-14 3097" svg:viewBox="0 0 15 3098">
          <text:p/>
        </draw:connector>
        <draw:custom-shape draw:style-name="gr1" draw:text-style-name="P1" xml:id="id7" draw:id="id7" draw:layer="layout" svg:width="3.175cm" svg:height="1.27cm" svg:x="15.245cm" svg:y="1.485cm">
          <text:p text:style-name="P1">Rele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3.82cm" svg:y1="2.119cm" svg:x2="15.245cm" svg:y2="2.12cm" draw:start-shape="id5" draw:start-glue-point="1" draw:end-shape="id7" draw:end-glue-point="3" svg:d="M13820 2119l1425 1" svg:viewBox="0 0 1426 2">
          <text:p/>
        </draw:connector>
        <draw:custom-shape draw:style-name="gr3" draw:text-style-name="P1" xml:id="id8" draw:id="id8" draw:layer="layout" svg:width="3.175cm" svg:height="2.857cm" svg:x="15.23cm" svg:y="5.851cm">
          <text:p text:style-name="P1"><text:span text:style-name="T2">Ship to Registry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" draw:text-style-name="P2" draw:layer="layout" draw:type="line" svg:x1="16.832cm" svg:y1="2.755cm" svg:x2="16.818cm" svg:y2="5.851cm" draw:start-shape="id7" draw:start-glue-point="2" draw:end-shape="id8" draw:end-glue-point="4" svg:d="M16832 2755l-14 3096" svg:viewBox="0 0 15 3097">
          <text:p/>
        </draw:connector>
        <draw:custom-shape draw:style-name="gr4" draw:text-style-name="P3" xml:id="id9" draw:id="id9" draw:layer="layout" svg:width="2.223cm" svg:height="2.858cm" svg:x="21.637cm" svg:y="5.862cm">
          <text:p text:style-name="P1"><text:span text:style-name="T3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2" draw:layer="layout" draw:type="line" svg:x1="18.405cm" svg:y1="7.279cm" svg:x2="21.637cm" svg:y2="7.291cm" draw:start-shape="id8" draw:start-glue-point="7" draw:end-shape="id9" draw:end-glue-point="6" svg:d="M18405 7279l3232 12" svg:viewBox="0 0 3233 1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9T08:41:57.635545727</meta:creation-date>
    <dc:date>2025-03-09T09:02:53.896409218</dc:date>
    <meta:editing-duration>PT20M52S</meta:editing-duration>
    <meta:editing-cycles>13</meta:editing-cycles>
    <meta:generator>LibreOffice/7.3.7.2$Linux_X86_64 LibreOffice_project/30$Build-2</meta:generator>
    <meta:document-statistic meta:object-count="17"/>
  </office:meta>
</office:document-meta>
</file>